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 style:master-page-name="Standard">
      <style:table-properties style:width="17.013cm" fo:margin-left="0cm" fo:margin-right="-0.012cm" style:page-number="auto" table:align="margins"/>
    </style:style>
    <style:style style:name="Tableau4.A" style:family="table-column">
      <style:table-column-properties style:column-width="6.509cm" style:rel-column-width="25072*"/>
    </style:style>
    <style:style style:name="Tableau4.B" style:family="table-column">
      <style:table-column-properties style:column-width="4.101cm" style:rel-column-width="15797*"/>
    </style:style>
    <style:style style:name="Tableau4.C" style:family="table-column">
      <style:table-column-properties style:column-width="6.403cm" style:rel-column-width="24666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17.727cm" fo:margin-left="-0.191cm" table:align="left" style:writing-mode="lr-tb"/>
    </style:style>
    <style:style style:name="Tableau1.A" style:family="table-column">
      <style:table-column-properties style:column-width="4.542cm"/>
    </style:style>
    <style:style style:name="Tableau1.B" style:family="table-column">
      <style:table-column-properties style:column-width="13.18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2" style:family="table-row">
      <style:table-row-properties style:row-height="0.199cm" fo:keep-together="auto"/>
    </style:style>
    <style:style style:name="Tableau1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5" style:family="table-row">
      <style:table-row-properties style:min-row-height="0.284cm" fo:keep-together="auto"/>
    </style:style>
    <style:style style:name="Tableau1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5" style:family="table">
      <style:table-properties style:width="17.727cm" fo:margin-left="-0.191cm" table:align="left" style:writing-mode="lr-tb"/>
    </style:style>
    <style:style style:name="Tableau5.A" style:family="table-column">
      <style:table-column-properties style:column-width="4.542cm"/>
    </style:style>
    <style:style style:name="Tableau5.B" style:family="table-column">
      <style:table-column-properties style:column-width="13.185cm"/>
    </style:style>
    <style:style style:name="Tableau5.1" style:family="table-row">
      <style:table-row-properties style:row-height="0.199cm" fo:keep-together="auto"/>
    </style:style>
    <style:style style:name="Tableau5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5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7.667cm" fo:margin-left="-0.171cm" fo:margin-right="-0.496cm" table:align="margins" style:writing-mode="lr-tb"/>
    </style:style>
    <style:style style:name="Tableau3.A" style:family="table-column">
      <style:table-column-properties style:column-width="3.337cm" style:rel-column-width="12378*"/>
    </style:style>
    <style:style style:name="Tableau3.B" style:family="table-column">
      <style:table-column-properties style:column-width="14.33cm" style:rel-column-width="53157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3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3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.4" style:family="table-row">
      <style:table-row-properties style:min-row-height="0.199cm" fo:keep-together="auto"/>
    </style:style>
    <style:style style:name="Tableau3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701cm" fo:margin-left="-0.191cm" table:align="left" style:writing-mode="lr-tb"/>
    </style:style>
    <style:style style:name="Tableau2.A" style:family="table-column">
      <style:table-column-properties style:column-width="3.175cm"/>
    </style:style>
    <style:style style:name="Tableau2.B" style:family="table-column">
      <style:table-column-properties style:column-width="13.52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2" style:family="table-row">
      <style:table-row-properties style:row-height="0.199cm" fo:keep-together="auto"/>
    </style:style>
    <style:style style:name="Tableau2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2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 style:font-weight-complex="bold"/>
    </style:style>
    <style:style style:name="P4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paragraph-rsid="000e06ca" style:font-size-asian="11pt" style:font-size-complex="11pt" style:font-weight-complex="bold"/>
    </style:style>
    <style:style style:name="P5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paragraph-rsid="00107c50" style:font-size-asian="11pt" style:font-size-complex="11pt" style:font-weight-complex="bold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 style:font-weight-complex="bold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rsid="00107c50" officeooo:paragraph-rsid="00107c50" style:font-size-asian="11pt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9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language-asian="zxx" style:country-asian="none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officeooo:paragraph-rsid="00107c5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officeooo:paragraph-rsid="00107c50" style:font-size-asian="11pt" style:font-weight-asian="bold" style:font-size-complex="11pt"/>
    </style:style>
    <style:style style:name="P16" style:family="paragraph" style:parent-style-name="Standard">
      <style:text-properties fo:language="fr" fo:country="FR"/>
    </style:style>
    <style:style style:name="P17" style:family="paragraph" style:parent-style-name="Standard">
      <style:paragraph-properties fo:margin-top="0.199cm" fo:margin-bottom="0cm" style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18" style:family="paragraph" style:parent-style-name="Standard">
      <style:paragraph-properties fo:margin-top="0.199cm" fo:margin-bottom="0cm" style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19" style:family="paragraph" style:parent-style-name="Standard">
      <style:paragraph-properties fo:margin-top="0.199cm" fo:margin-bottom="0cm" style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top="0.199cm" fo:margin-bottom="0cm" style:contextual-spacing="false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language-asian="zxx" style:country-asian="none" style:font-weight-asian="bold" style:font-size-complex="11pt" style:font-weight-complex="bold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size-complex="11pt"/>
    </style:style>
    <style:style style:name="P24" style:family="paragraph" style:parent-style-name="Heading_20_6">
      <style:paragraph-properties style:snap-to-layout-grid="false"/>
      <style:text-properties style:font-name="Arial" fo:font-size="11pt" fo:language="fr" fo:country="FR" style:text-underline-style="none" style:font-size-asian="11pt" style:font-size-complex="11pt"/>
    </style:style>
    <style:style style:name="P25" style:family="paragraph" style:parent-style-name="Heading_20_6">
      <style:paragraph-properties style:snap-to-layout-grid="false"/>
      <style:text-properties style:font-name="Arial" fo:font-size="11pt" fo:language="fr" fo:country="FR" style:text-underline-style="none" fo:font-weight="bold" style:font-size-asian="11pt" style:font-weight-asian="bold" style:font-size-complex="11pt"/>
    </style:style>
    <style:style style:name="P26" style:family="paragraph" style:parent-style-name="Heading_20_6">
      <style:paragraph-properties style:snap-to-layout-grid="false"/>
      <style:text-properties style:font-name="Arial" fo:font-size="11pt" fo:language="fr" fo:country="FR" style:text-underline-style="none" fo:font-weight="bold" style:font-size-asian="11pt" style:font-weight-asian="bold" style:font-size-complex="11pt" style:font-weight-complex="normal"/>
    </style:style>
    <style:style style:name="P27" style:family="paragraph" style:parent-style-name="Heading_20_6">
      <style:paragraph-properties fo:background-color="transparent" style:snap-to-layout-grid="false">
        <style:background-image/>
      </style:paragraph-properties>
      <style:text-properties style:font-name="Arial" fo:font-size="11pt" fo:language="fr" fo:country="FR" style:font-size-asian="11pt" style:font-size-complex="11pt"/>
    </style:style>
    <style:style style:name="P28" style:family="paragraph" style:parent-style-name="Heading_20_5">
      <style:text-properties style:font-name="Arial" fo:font-size="11pt" fo:language="fr" fo:country="FR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1pt" fo:language="fr" fo:country="FR" style:font-size-asian="11pt" style:font-size-complex="11pt"/>
    </style:style>
    <style:style style:name="P30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officeooo:rsid="00107c50" officeooo:paragraph-rsid="00156635" style:font-size-asian="11pt" style:font-size-complex="11pt" style:font-weight-complex="bold"/>
    </style:style>
    <style:style style:name="P31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32" style:family="paragraph" style:parent-style-name="Heading_20_3">
      <style:text-properties style:font-name="Arial" fo:font-size="11pt" fo:language="fr" fo:country="FR" fo:font-weight="bold" style:font-size-asian="11pt" style:font-weight-asian="bold" style:font-size-complex="11pt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officeooo:rsid="0013c096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color="#666699" fo:font-style="italic" style:font-style-asian="italic" style:font-style-complex="italic"/>
    </style:style>
    <style:style style:name="T5" style:family="text">
      <style:text-properties fo:font-weight="normal" style:font-weight-asian="normal" style:font-style-complex="italic" style:font-weight-complex="normal"/>
    </style:style>
    <style:style style:name="T6" style:family="text">
      <style:text-properties fo:font-weight="normal" style:language-asian="zxx" style:country-asian="none" style:font-weight-asian="normal" style:font-weight-complex="normal"/>
    </style:style>
    <style:style style:name="T7" style:family="text">
      <style:text-properties officeooo:rsid="000d440e"/>
    </style:style>
    <style:style style:name="T8" style:family="text">
      <style:text-properties officeooo:rsid="000e06ca"/>
    </style:style>
    <style:style style:name="T9" style:family="text">
      <style:text-properties officeooo:rsid="0013c096"/>
    </style:style>
    <style:style style:name="T10" style:family="text">
      <style:text-properties officeooo:rsid="00156635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T1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8">BERNIER Thierry</text:p>
            <text:p text:style-name="P1">1 Place des charmes</text:p>
            <text:p text:style-name="P1">31240 Saint Jean</text:p>
            <text:p text:style-name="P2">thierry.bernier.pro@gmail.com</text:p>
          </table:table-cell>
          <table:table-cell table:style-name="Tableau4.A1" office:value-type="string">
            <text:p text:style-name="P29"/>
          </table:table-cell>
          <table:table-cell table:style-name="Tableau4.A1" office:value-type="string">
            <text:p text:style-name="P1">Portable : 06 73 75 60 31</text:p>
            <text:p text:style-name="P2">Né le 21/02/1984</text:p>
            <text:p text:style-name="P2">Permis B</text:p>
          </table:table-cell>
        </table:table-row>
      </table:table>
      <text:p text:style-name="P28"/>
      <text:p text:style-name="P1"/>
      <text:p text:style-name="P32">Développeur Web Front-End <text:span text:style-name="T10">Sénior</text:span></text:p>
      <text:p text:style-name="P10"/>
      <text:p text:style-name="P11">COMPETENCES :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Développement web</text:p>
          </table:table-cell>
          <table:table-cell table:style-name="Tableau1.B7" office:value-type="string">
            <text:p text:style-name="P4">HTML5, CSS3, Less, <text:span text:style-name="T8">Responsive design, Twitter Bootstrap,</text:span></text:p>
            <text:p text:style-name="P4">Javascript, <text:span text:style-name="T8">j</text:span>Query, YUI3, PHP5, MySQL, Photoshop.</text:p>
          </table:table-cell>
        </table:table-row>
        <table:table-row table:style-name="Tableau1.2"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Méthodes agiles</text:p>
          </table:table-cell>
          <table:table-cell table:style-name="Tableau1.B7" office:value-type="string">
            <text:p text:style-name="P3">Scrum, Kanban.</text:p>
          </table:table-cell>
        </table:table-row>
        <table:table-row table:style-name="Tableau1.2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3"/>
          </table:table-cell>
        </table:table-row>
        <table:table-row table:style-name="Tableau1.5">
          <table:table-cell table:style-name="Tableau1.A1" office:value-type="string">
            <text:p text:style-name="P6">Gestionnaire de version</text:p>
          </table:table-cell>
          <table:table-cell table:style-name="Tableau1.B7" office:value-type="string">
            <text:p text:style-name="P3">Git.</text:p>
          </table:table-cell>
        </table:table-row>
        <table:table-row table:style-name="Tableau1.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7">Autoformation</text:p>
          </table:table-cell>
          <table:table-cell table:style-name="Tableau1.B7" office:value-type="string">
            <text:p text:style-name="P30">Grunt, Sass, <text:span text:style-name="T10">Knacss</text:span>.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5"/>
          </table:table-cell>
        </table:table-row>
        <table:table-row table:style-name="Tableau5.2">
          <table:table-cell table:style-name="Tableau5.A2" office:value-type="string">
            <text:p text:style-name="P7">Certification</text:p>
          </table:table-cell>
          <table:table-cell table:style-name="Tableau5.B2" office:value-type="string">
            <text:p text:style-name="P3">Certifié ingénieur Zend PHP5 en 2009.</text:p>
          </table:table-cell>
        </table:table-row>
      </table:table>
      <text:p text:style-name="P15"/>
      <text:p text:style-name="P15">EXPERIENCES PROFESSIONNELLES ET REALISATIONS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Septembre 2012 – Janvier 2014</text:p>
          </table:table-cell>
          <table:table-cell table:style-name="Tableau3.B3" office:value-type="string">
            <text:p text:style-name="P9"><text:span text:style-name="T1">Responsable </text:span><text:span text:style-name="T2">développement des </text:span><text:span text:style-name="T1">thèmes chez Overblog – Toulouse</text:span><text:span text:style-name="T3"> :</text:span></text:p>
            <text:p text:style-name="P17">- Gestion de tous les thèmes de la plateforme Overblog Kiwi, maintenance et mise à jour des existants, développement de nouveaux thèmes.</text:p>
            <text:p text:style-name="P17">- Intégration HTML5/CSS3, <text:span text:style-name="T10">Twig,</text:span> responsive design, compatibilité des navigateurs, développement Javascript et <text:span text:style-name="T8">jQ</text:span>uery.</text:p>
            <text:p text:style-name="P19">- <text:span text:style-name="T5">Travail en équipe avec les méthodes agiles Scrum, puis Kanban. Gestion de l'équipe et formation d'un intégrateur junior.</text:span></text:p>
          </table:table-cell>
        </table:table-row>
        <table:table-row table:style-name="Tableau3.1">
          <table:table-cell table:style-name="Tableau3.A2" office:value-type="string">
            <text:p text:style-name="P27"/>
          </table:table-cell>
          <table:table-cell table:style-name="Tableau3.A2" office:value-type="string"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P8">Avril 2011 – Septembre 2012</text:p>
          </table:table-cell>
          <table:table-cell table:style-name="Tableau3.B3" office:value-type="string">
            <text:p text:style-name="P9"><text:span text:style-name="T1">Développeur web chez Overblog – Toulouse</text:span><text:span text:style-name="T3"> :</text:span></text:p>
            <text:p text:style-name="P17">- Développement de la nouvelle version Overblog Kiwi.</text:p>
            <text:p text:style-name="P18"><text:span text:style-name="T6">- Développement Javascript avec les frameworks YUI3 et Yoshioka.js. Tests unitaires. I</text:span>ntégration HTML5/CSS3.</text:p>
            <text:p text:style-name="P20">- Travail en équipe avec la méthode agile Scrum.</text:p>
          </table:table-cell>
        </table:table-row>
        <table:table-row table:style-name="Tableau3.4"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P8">Février 2007 – Décembre 2010</text:p>
          </table:table-cell>
          <table:table-cell table:style-name="Tableau3.B5" office:value-type="string">
            <text:p text:style-name="P9"><text:span text:style-name="T1">Développeur web chez WS Interactive – Toulouse</text:span><text:span text:style-name="T3"> :</text:span></text:p>
            <text:p text:style-name="P17">- Réalisation de nombreux sites avec le <text:span text:style-name="T9">CMS</text:span> open-source Automne. </text:p>
            <text:p text:style-name="P18"><text:span text:style-name="T6">- </text:span>Intégration XHTML/CSS, compatibilité des navigateurs, respect des normes W3C, gestion d<text:span text:style-name="T9">e</text:span> comportement non intrusive, sensibilité à l'accessibilité.</text:p>
            <text:p text:style-name="P18">- Développement de modules PHP spécifiques aux besoins client. </text:p>
            <text:p text:style-name="P18">- <text:span text:style-name="T3">Maintenance web, support clientèle et évolutions personnalisées.</text:span></text:p>
          </table:table-cell>
        </table:table-row>
      </table:table>
      <text:p text:style-name="P23"/>
      <text:p text:style-name="P11">FORMATION 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2005 - 2006</text:p>
          </table:table-cell>
          <table:table-cell table:style-name="Tableau2.B3" office:value-type="string">
            <text:p text:style-name="P9">Licence Professionnelle Activités et Techniques de Communication mention Multimédia – Internet – Webmaster. <text:span text:style-name="T4">Université de Méditerranée - Gap (05)</text:span></text:p>
          </table:table-cell>
        </table:table-row>
        <table:table-row table:style-name="Tableau2.2">
          <table:table-cell table:style-name="Tableau2.A2" office:value-type="string">
            <text:p text:style-name="P8"/>
          </table:table-cell>
          <table:table-cell table:style-name="Tableau2.B3" office:value-type="string">
            <text:p text:style-name="P9"/>
          </table:table-cell>
        </table:table-row>
        <table:table-row table:style-name="Tableau2.1">
          <table:table-cell table:style-name="Tableau2.A1" office:value-type="string">
            <text:p text:style-name="P8">2003 - 2005</text:p>
          </table:table-cell>
          <table:table-cell table:style-name="Tableau2.B3" office:value-type="string">
            <text:p text:style-name="P9">DUT Informatique option Génie Informatique. <text:span text:style-name="T4">IUT de Bayonne (64)</text:span></text:p>
          </table:table-cell>
        </table:table-row>
      </table:table>
      <text:p text:style-name="P21"/>
      <text:p text:style-name="P21"/>
      <text:p text:style-name="P22">LOISIR<text:span text:style-name="T7">S</text:span> :</text:p>
      <text:p text:style-name="P16">Jeux de société, participation bénévole au Festival du Jeu de Toulouse, jeux vidéo, l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style:shadow="non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 style:shadow="non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text-underline-style="solid" style:text-underline-width="auto" style:text-underline-color="font-color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01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1T16:09:10.49</meta:creation-date>
    <dc:date>2014-11-04T23:38:56.912000000</dc:date>
    <meta:editing-duration>PT5H35M5S</meta:editing-duration>
    <meta:editing-cycles>22</meta:editing-cycles>
    <meta:generator>LibreOffice/4.1.5.3$Windows_x86 LibreOffice_project/1c1366bba2ba2b554cd2ca4d87c06da81c05d24</meta:generator>
    <meta:document-statistic meta:table-count="5" meta:image-count="0" meta:object-count="0" meta:page-count="1" meta:paragraph-count="44" meta:word-count="279" meta:character-count="1986" meta:non-whitespace-character-count="1741"/>
  </office:meta>
</office:document-meta>
</file>